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4.75cm" fo:min-width="6.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9.75cm" fo:min-width="11.4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004586" draw:opacity="50%" draw:textarea-horizontal-align="justify" draw:textarea-vertical-align="middle" draw:auto-grow-height="false" fo:min-height="3.25cm" fo:min-width="1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22cm"/>
    </style:style>
    <style:style style:name="gr11" style:family="graphic" style:parent-style-name="standard">
      <style:graphic-properties draw:fill="solid" draw:fill-color="#004586" draw:opacity="50%" draw:textarea-horizontal-align="justify" draw:textarea-vertical-align="middle" draw:auto-grow-height="false" fo:min-height="1.25cm" fo:min-width="3.5cm"/>
    </style:style>
    <style:style style:name="gr12" style:family="graphic" style:parent-style-name="standard">
      <style:graphic-properties draw:fill-color="#004586" draw:opacity="50%" draw:textarea-horizontal-align="justify" draw:textarea-vertical-align="middle" draw:auto-grow-height="false" fo:min-height="1.25cm" fo:min-width="3.5cm"/>
    </style:style>
    <style:style style:name="gr13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style:text-position="-33% 58%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4586" draw:opacity="50%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solid" draw:fill-color="#004586" draw:opacity="50%"/>
      <style:paragraph-properties fo:text-align="center"/>
      <style:text-properties fo:color="#000000"/>
    </style:style>
    <style:style style:name="P8" style:family="paragraph">
      <loext:graphic-properties draw:fill="none"/>
      <style:paragraph-properties fo:text-align="center"/>
      <style:text-properties fo:color="#000000" style:text-position="-33% 58%"/>
    </style:style>
    <style:style style:name="T1" style:family="text">
      <style:text-properties fo:color="#000000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7.01cm" svg:height="5cm" svg:x="5.8cm" svg:y="7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72cm" svg:height="0.962cm" svg:x="3.1cm" svg:y="1.4cm">
          <draw:text-box>
            <text:p>FS AXI Read</text:p>
          </draw:text-box>
        </draw:frame>
        <draw:custom-shape draw:style-name="gr3" draw:text-style-name="P3" draw:layer="layout" svg:width="11.99cm" svg:height="10cm" svg:x="3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3" xml:id="id1" draw:id="id1" draw:layer="layout" svg:x1="1.5cm" svg:y1="4cm" svg:x2="3cm" svg:y2="4cm">
          <text:p/>
        </draw:line>
        <draw:line draw:style-name="gr4" draw:text-style-name="P3" xml:id="id3" draw:id="id3" draw:layer="layout" svg:x1="1.5cm" svg:y1="5.5cm" svg:x2="3cm" svg:y2="5.5cm">
          <text:p/>
        </draw:line>
        <draw:line draw:style-name="gr4" draw:text-style-name="P3" xml:id="id7" draw:id="id7" draw:layer="layout" svg:x1="3cm" svg:y1="7cm" svg:x2="1.5cm" svg:y2="7cm">
          <text:p/>
        </draw:line>
        <draw:custom-shape draw:style-name="gr5" draw:text-style-name="P5" xml:id="id2" draw:id="id2" draw:layer="layout" svg:width="2cm" svg:height="3.5cm" svg:x="13cm" svg:y="3.5cm">
          <text:p text:style-name="P4"><text:span text:style-name="T1">AXI</text:span><text:span text:style-name="T1"><text:line-break/></text:span><text:span text:style-name="T1">read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107cm" svg:height="0.806cm" svg:x="1.093cm" svg:y="6.094cm">
          <draw:text-box>
            <text:p><text:span text:style-name="T2">data_r</text:span></text:p>
          </draw:text-box>
        </draw:frame>
        <draw:frame draw:style-name="gr7" draw:text-style-name="P6" draw:layer="layout" svg:width="1.933cm" svg:height="0.806cm" svg:x="1cm" svg:y="3.1cm">
          <draw:text-box>
            <text:p><text:span text:style-name="T2">addr_r</text:span></text:p>
          </draw:text-box>
        </draw:frame>
        <draw:frame draw:style-name="gr8" draw:text-style-name="P6" draw:layer="layout" svg:width="2.4cm" svg:height="0.906cm" svg:x="0.9cm" svg:y="4.6cm">
          <draw:text-box>
            <text:p><text:span text:style-name="T2">burstl_r</text:span></text:p>
          </draw:text-box>
        </draw:frame>
        <draw:connector draw:style-name="gr4" draw:text-style-name="P3" draw:layer="layout" svg:x1="3cm" svg:y1="4cm" svg:x2="13cm" svg:y2="5.25cm" draw:start-shape="id1" draw:start-glue-point="1" draw:end-shape="id2" draw:end-glue-point="3" svg:d="M3000 4000h5000v1250h5000" svg:viewBox="0 0 10001 1251">
          <text:p/>
        </draw:connector>
        <draw:connector draw:style-name="gr4" draw:text-style-name="P3" draw:layer="layout" draw:line-skew="-0.65cm" svg:x1="3cm" svg:y1="5.5cm" svg:x2="13cm" svg:y2="6.103cm" draw:start-shape="id3" draw:start-glue-point="1" svg:d="M3000 5500h4600v603h5400" svg:viewBox="0 0 10001 604">
          <text:p/>
        </draw:connector>
        <draw:line draw:style-name="gr4" draw:text-style-name="P3" draw:layer="layout" svg:x1="15cm" svg:y1="4.5cm" svg:x2="17cm" svg:y2="4.5cm">
          <text:p/>
        </draw:line>
        <draw:line draw:style-name="gr4" draw:text-style-name="P3" draw:layer="layout" svg:x1="17cm" svg:y1="5cm" svg:x2="15cm" svg:y2="5cm">
          <text:p/>
        </draw:line>
        <draw:frame draw:style-name="gr9" draw:text-style-name="P6" draw:layer="layout" svg:width="2.301cm" svg:height="0.806cm" svg:x="15.5cm" svg:y="3.6cm">
          <draw:text-box>
            <text:p><text:span text:style-name="T2">AXI Bus</text:span></text:p>
          </draw:text-box>
        </draw:frame>
        <draw:line draw:style-name="gr4" draw:text-style-name="P3" draw:layer="layout" svg:x1="1.5cm" svg:y1="8.1cm" svg:x2="1.5cm" svg:y2="8.1cm">
          <text:p/>
        </draw:line>
        <draw:line draw:style-name="gr4" draw:text-style-name="P3" xml:id="id8" draw:id="id8" draw:layer="layout" svg:x1="3cm" svg:y1="8.5cm" svg:x2="1.5cm" svg:y2="8.5cm">
          <text:p/>
        </draw:line>
        <draw:frame draw:style-name="gr10" draw:text-style-name="P6" draw:layer="layout" svg:width="2.022cm" svg:height="0.806cm" svg:x="1.178cm" svg:y="7.6cm">
          <draw:text-box>
            <text:p><text:span text:style-name="T2">state_r</text:span></text:p>
          </draw:text-box>
        </draw:frame>
        <draw:custom-shape draw:style-name="gr11" draw:text-style-name="P7" xml:id="id5" draw:id="id5" draw:layer="layout" svg:width="4cm" svg:height="1.5cm" svg:x="6.5cm" svg:y="8cm">
          <text:p text:style-name="P4"><text:span text:style-name="T1">Data FIFO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6" draw:id="id6" draw:layer="layout" svg:width="4cm" svg:height="1.5cm" svg:x="6.5cm" svg:y="10.5cm">
          <text:p text:style-name="P4"><text:span text:style-name="T1">State FIFO</text:span></text:p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14cm" svg:y1="7cm" svg:x2="12.81cm" svg:y2="10cm" draw:start-shape="id2" draw:start-glue-point="2" draw:end-shape="id4" draw:end-glue-point="1" svg:d="M14000 7000v3000h-1190" svg:viewBox="0 0 1191 3001">
          <text:p/>
        </draw:connector>
        <draw:connector draw:style-name="gr4" draw:text-style-name="P8" draw:layer="layout" svg:x1="13cm" svg:y1="10.02cm" svg:x2="10.5cm" svg:y2="8.75cm" draw:end-shape="id5" draw:end-glue-point="1" svg:d="M13000 10020h-999v-1270h-1501" svg:viewBox="0 0 2501 1271">
          <text:p/>
        </draw:connector>
        <draw:connector draw:style-name="gr4" draw:text-style-name="P8" draw:layer="layout" draw:line-skew="0.308cm" svg:x1="12.382cm" svg:y1="10.019cm" svg:x2="10.5cm" svg:y2="11.25cm" draw:end-shape="id6" draw:end-glue-point="1" svg:d="M12382 10019h-382v1231h-1500" svg:viewBox="0 0 1883 1232">
          <text:p/>
        </draw:connector>
        <draw:connector draw:style-name="gr13" draw:text-style-name="P1" draw:layer="layout" draw:line-skew="0.55cm" svg:x1="6.5cm" svg:y1="8.75cm" svg:x2="3cm" svg:y2="7cm" draw:start-shape="id5" draw:start-glue-point="3" draw:end-shape="id7" draw:end-glue-point="1" svg:d="M6500 8750h-1200v-1750h-2300" svg:viewBox="0 0 3501 1751">
          <text:p/>
        </draw:connector>
        <draw:connector draw:style-name="gr13" draw:text-style-name="P1" draw:layer="layout" svg:x1="6.5cm" svg:y1="11.25cm" svg:x2="3cm" svg:y2="8.5cm" draw:start-shape="id6" draw:start-glue-point="3" draw:end-shape="id8" draw:end-glue-point="1" svg:d="M6500 11250h-1750v-2750h-1750" svg:viewBox="0 0 3501 2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20:39:42.933000000</meta:creation-date>
    <dc:date>2017-02-05T21:53:43.239000000</dc:date>
    <meta:editing-duration>PT2H8M43S</meta:editing-duration>
    <meta:editing-cycles>6</meta:editing-cycles>
    <meta:generator>LibreOffice/5.1.6.2$Windows_x86 LibreOffice_project/07ac168c60a517dba0f0d7bc7540f5afa45f0909</meta:generator>
    <meta:document-statistic meta:object-count="25"/>
  </office:meta>
</office:document-meta>
</file>